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🎉 <text:span text:style-name="Strong_20_Emphasis">Excellent!</text:span> Green screens of git success are the best feeling! Now let's unlock the superpower of <text:span text:style-name="Strong_20_Emphasis">fearless experimentation</text:span> with git branches!</text:p>
      <text:h text:style-name="Heading_20_2" text:outline-level="2">🌳 <text:span text:style-name="Strong_20_Emphasis">The Mental Model: Branches are Parallel Universes</text:span></text:h>
      <text:p text:style-name="Text_20_body">Think of your project like a <text:span text:style-name="Strong_20_Emphasis">tree trunk</text:span> (main branch) with <text:span text:style-name="Strong_20_Emphasis">experimental branches</text:span> growing out of it:</text:p>
      <text:p text:style-name="Preformatted_20_Text"><text:span text:style-name="Source_20_Text"><text:s text:c="4"/>main branch (trunk) ──────●──────●──────●──────●</text:span></text:p>
      <text:p text:style-name="Preformatted_20_Text"><text:span text:style-name="Source_20_Text"><text:s text:c="31"/>│</text:span></text:p>
      <text:p text:style-name="Preformatted_20_Text"><text:span text:style-name="Source_20_Text"><text:s text:c="31"/>└─ feature/for-calc ──●──●──●</text:span></text:p>
      <text:p text:style-name="Preformatted_20_Text"><text:span text:style-name="Source_20_Text"><text:s text:c="54"/>│</text:span></text:p>
      <text:p text:style-name="P1"><text:span text:style-name="Source_20_Text"><text:s text:c="54"/>└─ experiment/new-ui ──●──●</text:span></text:p>
      <text:p text:style-name="Text_20_body"><text:span text:style-name="Strong_20_Emphasis">Each branch is a complete copy</text:span> of your project where you can:</text:p>
      <text:list text:style-name="L1">
        <text:list-item>
          <text:p text:style-name="P2">Make radical changes </text:p>
        </text:list-item>
        <text:list-item>
          <text:p text:style-name="P2">Break things completely </text:p>
        </text:list-item>
        <text:list-item>
          <text:p text:style-name="P2">Try wild experiments </text:p>
        </text:list-item>
        <text:list-item>
          <text:p text:style-name="P3"><text:span text:style-name="Strong_20_Emphasis">Always return to safety</text:span> </text:p>
        </text:list-item>
      </text:list>
      <text:h text:style-name="Heading_20_2" text:outline-level="2">🚀 <text:span text:style-name="Strong_20_Emphasis">Core Branching Commands (Understanding to Remember)</text:span></text:h>
      <text:h text:style-name="Heading_20_3" text:outline-level="3"><text:span text:style-name="Strong_20_Emphasis">1. See Your Current Branch</text:span></text:h>
      <text:p text:style-name="P1"><text:span text:style-name="Source_20_Text">git branch</text:span></text:p>
      <text:p text:style-name="Text_20_body"><text:span text:style-name="Strong_20_Emphasis">What it shows:</text:span> Lists all branches, with <text:span text:style-name="Source_20_Text">*</text:span> marking your current location</text:p>
      <text:p text:style-name="Preformatted_20_Text"><text:span text:style-name="Source_20_Text">* main</text:span></text:p>
      <text:p text:style-name="Preformatted_20_Text"><text:span text:style-name="Source_20_Text"><text:s text:c="2"/>feature/for-calculator</text:span></text:p>
      <text:p text:style-name="P1"><text:span text:style-name="Source_20_Text"><text:s text:c="2"/>experiment/new-dashboard</text:span></text:p>
      <text:h text:style-name="Heading_20_3" text:outline-level="3"><text:span text:style-name="Strong_20_Emphasis">2. Create &amp; Switch to New Branch</text:span></text:h>
      <text:p text:style-name="P1"><text:span text:style-name="Source_20_Text">git checkout -b feature/for-calculator-migration</text:span></text:p>
      <text:p text:style-name="Text_20_body"><text:span text:style-name="Strong_20_Emphasis">What it does:</text:span></text:p>
      <text:list text:style-name="L2">
        <text:list-item>
          <text:p text:style-name="P4">Creates a new branch called <text:span text:style-name="Source_20_Text">feature/for-calculator-migration</text:span> </text:p>
        </text:list-item>
        <text:list-item>
          <text:p text:style-name="P4">Switches you to that branch immediately </text:p>
        </text:list-item>
        <text:list-item>
          <text:p text:style-name="P5"><text:span text:style-name="Strong_20_Emphasis">Starts from exactly where you are now</text:span> </text:p>
        </text:list-item>
      </text:list>
      <text:p text:style-name="Text_20_body"><text:span text:style-name="Strong_20_Emphasis">Mental model:</text:span> "Create a parallel universe copy and step into it"</text:p>
      <text:h text:style-name="Heading_20_3" text:outline-level="3"><text:span text:style-name="Strong_20_Emphasis">3. Switch Between Branches</text:span></text:h>
      <text:p text:style-name="Preformatted_20_Text"><text:span text:style-name="Source_20_Text">git checkout main <text:s text:c="19"/># Go back to main branch</text:span></text:p>
      <text:p text:style-name="P1"><text:span text:style-name="Source_20_Text">git checkout feature/for-calculator <text:s/># Go to your feature branch</text:span></text:p>
      <text:p text:style-name="Text_20_body"><text:span text:style-name="Strong_20_Emphasis">What it does:</text:span> <text:span text:style-name="Strong_20_Emphasis">Instantly</text:span> switches your entire project to that branch's state</text:p>
      <text:list text:style-name="L3">
        <text:list-item>
          <text:p text:style-name="P6"><text:soft-page-break/>Files appear/disappear as needed </text:p>
        </text:list-item>
        <text:list-item>
          <text:p text:style-name="P6">Your folder structure changes </text:p>
        </text:list-item>
        <text:list-item>
          <text:p text:style-name="P7">It's like stepping between parallel universes </text:p>
        </text:list-item>
      </text:list>
      <text:h text:style-name="Heading_20_3" text:outline-level="3"><text:span text:style-name="Strong_20_Emphasis">4. Merge Success Back to Main</text:span></text:h>
      <text:p text:style-name="Preformatted_20_Text"><text:span text:style-name="Source_20_Text">git checkout main <text:s text:c="19"/># Switch to main</text:span></text:p>
      <text:p text:style-name="P1"><text:span text:style-name="Source_20_Text">git merge feature/for-calculator <text:s text:c="4"/># Bring in your successful changes</text:span></text:p>
      <text:p text:style-name="Text_20_body"><text:span text:style-name="Strong_20_Emphasis">What it does:</text:span> Takes all your successful experiments and adds them to main branch permanently</text:p>
      <text:h text:style-name="Heading_20_3" text:outline-level="3"><text:span text:style-name="Strong_20_Emphasis">5. Delete Completed Branches</text:span></text:h>
      <text:p text:style-name="Preformatted_20_Text"><text:span text:style-name="Source_20_Text">git branch -d feature/for-calculator <text:s/># Delete merged branch (safe)</text:span></text:p>
      <text:p text:style-name="P1"><text:span text:style-name="Source_20_Text">git branch -D experiment/failed-idea <text:s/># Force delete unmerged branch</text:span></text:p>
      <text:h text:style-name="Heading_20_2" text:outline-level="2">🛡️ <text:span text:style-name="Strong_20_Emphasis">Why This Enables Fearless Experimentation</text:span></text:h>
      <text:h text:style-name="Heading_20_3" text:outline-level="3"><text:span text:style-name="Strong_20_Emphasis">Scenario 1: Radical FOR Calculator Refactor</text:span></text:h>
      <text:p text:style-name="Preformatted_20_Text"><text:span text:style-name="Source_20_Text"># Start experiment</text:span></text:p>
      <text:p text:style-name="Preformatted_20_Text"><text:span text:style-name="Source_20_Text">git checkout -b experiment/for-calc-complete-rewrite</text:span></text:p>
      <text:p text:style-name="Preformatted_20_Text"/>
      <text:p text:style-name="Preformatted_20_Text"><text:span text:style-name="Source_20_Text"># Go absolutely wild - rewrite everything</text:span></text:p>
      <text:p text:style-name="Preformatted_20_Text"><text:span text:style-name="Source_20_Text"># Break the calculator completely</text:span></text:p>
      <text:p text:style-name="Preformatted_20_Text"><text:span text:style-name="Source_20_Text"># Try a totally different approach</text:span></text:p>
      <text:p text:style-name="Preformatted_20_Text"/>
      <text:p text:style-name="Preformatted_20_Text"><text:span text:style-name="Source_20_Text"># Oh no, it's a disaster! No problem:</text:span></text:p>
      <text:p text:style-name="Preformatted_20_Text"><text:span text:style-name="Source_20_Text">git checkout main <text:s/># ← Instantly back to working version</text:span></text:p>
      <text:p text:style-name="P1"><text:span text:style-name="Source_20_Text">git branch -D experiment/for-calc-complete-rewrite <text:s/># Delete the disaster</text:span></text:p>
      <text:p text:style-name="Text_20_body"><text:span text:style-name="Strong_20_Emphasis">Your main branch is untouched!</text:span> 🎯</text:p>
      <text:h text:style-name="Heading_20_3" text:outline-level="3"><text:span text:style-name="Strong_20_Emphasis">Scenario 2: Testing New Architecture</text:span></text:h>
      <text:p text:style-name="Preformatted_20_Text"><text:span text:style-name="Source_20_Text"># Try moving to a different folder structure</text:span></text:p>
      <text:p text:style-name="Preformatted_20_Text"><text:span text:style-name="Source_20_Text">git checkout -b experiment/new-architecture</text:span></text:p>
      <text:p text:style-name="Preformatted_20_Text"/>
      <text:p text:style-name="Preformatted_20_Text"><text:span text:style-name="Source_20_Text"># Move files around, restructure everything</text:span></text:p>
      <text:p text:style-name="Preformatted_20_Text"><text:span text:style-name="Source_20_Text"># Test if it works better</text:span></text:p>
      <text:p text:style-name="Preformatted_20_Text"/>
      <text:p text:style-name="Preformatted_20_Text"><text:span text:style-name="Source_20_Text"># If it works:</text:span></text:p>
      <text:p text:style-name="Preformatted_20_Text"><text:span text:style-name="Source_20_Text">git checkout main</text:span></text:p>
      <text:p text:style-name="Preformatted_20_Text"><text:span text:style-name="Source_20_Text">git merge experiment/new-architecture</text:span></text:p>
      <text:p text:style-name="Preformatted_20_Text"/>
      <text:p text:style-name="Preformatted_20_Text"><text:span text:style-name="Source_20_Text"># If it doesn't:</text:span></text:p>
      <text:p text:style-name="Preformatted_20_Text"><text:span text:style-name="Source_20_Text">git checkout main <text:s/># Back to safety</text:span></text:p>
      <text:p text:style-name="P1"><text:span text:style-name="Source_20_Text">git branch -D experiment/new-architecture <text:s/># Forget it happened</text:span></text:p>
      <text:h text:style-name="Heading_20_2" text:outline-level="2"><text:soft-page-break/>🎯 <text:span text:style-name="Strong_20_Emphasis">Practical ICARA Project Workflows</text:span></text:h>
      <text:h text:style-name="Heading_20_3" text:outline-level="3"><text:span text:style-name="Strong_20_Emphasis">Feature Development Pattern</text:span></text:h>
      <text:p text:style-name="Preformatted_20_Text"><text:span text:style-name="Source_20_Text"># For each new module/component</text:span></text:p>
      <text:p text:style-name="Preformatted_20_Text"><text:span text:style-name="Source_20_Text">git checkout -b feature/k-tcd-migration</text:span></text:p>
      <text:p text:style-name="Preformatted_20_Text"><text:span text:style-name="Source_20_Text"># Work on K-TCD calculator migration</text:span></text:p>
      <text:p text:style-name="Preformatted_20_Text"><text:span text:style-name="Source_20_Text"># Test thoroughly</text:span></text:p>
      <text:p text:style-name="Preformatted_20_Text"><text:span text:style-name="Source_20_Text"># When working:</text:span></text:p>
      <text:p text:style-name="Preformatted_20_Text"><text:span text:style-name="Source_20_Text">git checkout main</text:span></text:p>
      <text:p text:style-name="Preformatted_20_Text"><text:span text:style-name="Source_20_Text">git merge feature/k-tcd-migration</text:span></text:p>
      <text:p text:style-name="P1"><text:span text:style-name="Source_20_Text">git branch -d feature/k-tcd-migration</text:span></text:p>
      <text:h text:style-name="Heading_20_3" text:outline-level="3"><text:span text:style-name="Strong_20_Emphasis">Experimental Pattern</text:span></text:h>
      <text:p text:style-name="Preformatted_20_Text"><text:span text:style-name="Source_20_Text"># For risky ideas</text:span></text:p>
      <text:p text:style-name="Preformatted_20_Text"><text:span text:style-name="Source_20_Text">git checkout -b experiment/intelligence-dashboard-3d</text:span></text:p>
      <text:p text:style-name="Preformatted_20_Text"><text:span text:style-name="Source_20_Text"># Try building a 3D dashboard</text:span></text:p>
      <text:p text:style-name="Preformatted_20_Text"><text:span text:style-name="Source_20_Text"># If amazing:</text:span></text:p>
      <text:p text:style-name="Preformatted_20_Text"><text:span text:style-name="Source_20_Text">git checkout main</text:span></text:p>
      <text:p text:style-name="Preformatted_20_Text"><text:span text:style-name="Source_20_Text">git merge experiment/intelligence-dashboard-3d</text:span></text:p>
      <text:p text:style-name="Preformatted_20_Text"/>
      <text:p text:style-name="Preformatted_20_Text"><text:span text:style-name="Source_20_Text"># If terrible:</text:span></text:p>
      <text:p text:style-name="Preformatted_20_Text"><text:span text:style-name="Source_20_Text">git checkout main</text:span></text:p>
      <text:p text:style-name="Preformatted_20_Text"><text:span text:style-name="Source_20_Text">git branch -D experiment/intelligence-dashboard-3d</text:span></text:p>
      <text:p text:style-name="P1"><text:span text:style-name="Source_20_Text"># Never happened!</text:span></text:p>
      <text:h text:style-name="Heading_20_3" text:outline-level="3"><text:span text:style-name="Strong_20_Emphasis">Bug Fix Pattern</text:span></text:h>
      <text:p text:style-name="Preformatted_20_Text"><text:span text:style-name="Source_20_Text"># Emergency fixes</text:span></text:p>
      <text:p text:style-name="Preformatted_20_Text"><text:span text:style-name="Source_20_Text">git checkout -b hotfix/calculation-error</text:span></text:p>
      <text:p text:style-name="Preformatted_20_Text"><text:span text:style-name="Source_20_Text"># Fix the critical bug</text:span></text:p>
      <text:p text:style-name="Preformatted_20_Text"><text:span text:style-name="Source_20_Text"># Test quickly</text:span></text:p>
      <text:p text:style-name="Preformatted_20_Text"><text:span text:style-name="Source_20_Text">git checkout main</text:span></text:p>
      <text:p text:style-name="Preformatted_20_Text"><text:span text:style-name="Source_20_Text">git merge hotfix/calculation-error</text:span></text:p>
      <text:p text:style-name="P1"><text:span text:style-name="Source_20_Text">git push origin main <text:s/># Deploy immediately</text:span></text:p>
      <text:h text:style-name="Heading_20_2" text:outline-level="2">📋 <text:span text:style-name="Strong_20_Emphasis">Branch Naming Conventions (Pro Style)</text:span></text:h>
      <text:h text:style-name="Heading_20_3" text:outline-level="3"><text:span text:style-name="Strong_20_Emphasis">Types:</text:span></text:h>
      <text:list text:style-name="L4">
        <text:list-item>
          <text:p text:style-name="P8"><text:span text:style-name="Source_20_Text">feature/</text:span> - New functionality </text:p>
        </text:list-item>
        <text:list-item>
          <text:p text:style-name="P8"><text:span text:style-name="Source_20_Text">experiment/</text:span> - Risky ideas </text:p>
        </text:list-item>
        <text:list-item>
          <text:p text:style-name="P8"><text:span text:style-name="Source_20_Text">hotfix/</text:span> - Emergency fixes </text:p>
        </text:list-item>
        <text:list-item>
          <text:p text:style-name="P8"><text:span text:style-name="Source_20_Text">refactor/</text:span> - Code improvements </text:p>
        </text:list-item>
        <text:list-item>
          <text:p text:style-name="P9"><text:span text:style-name="Source_20_Text">docs/</text:span> - Documentation work </text:p>
        </text:list-item>
      </text:list>
      <text:h text:style-name="Heading_20_3" text:outline-level="3"><text:span text:style-name="Strong_20_Emphasis">Examples for Your Project:</text:span></text:h>
      <text:p text:style-name="Preformatted_20_Text"><text:span text:style-name="Source_20_Text">feature/for-calculator-typescript</text:span></text:p>
      <text:p text:style-name="Preformatted_20_Text"><text:span text:style-name="Source_20_Text">feature/k-tcd-sa-ccr-implementation</text:span></text:p>
      <text:p text:style-name="Preformatted_20_Text"><text:span text:style-name="Source_20_Text">experiment/ai-powered-risk-analysis</text:span></text:p>
      <text:p text:style-name="Preformatted_20_Text"><text:soft-page-break/><text:span text:style-name="Source_20_Text">experiment/dashboard-redesign</text:span></text:p>
      <text:p text:style-name="Preformatted_20_Text"><text:span text:style-name="Source_20_Text">hotfix/calculation-precision-error</text:span></text:p>
      <text:p text:style-name="Preformatted_20_Text"><text:span text:style-name="Source_20_Text">refactor/module-organization</text:span></text:p>
      <text:p text:style-name="P1"><text:span text:style-name="Source_20_Text">docs/api-documentation</text:span></text:p>
      <text:h text:style-name="Heading_20_2" text:outline-level="2">🔄 <text:span text:style-name="Strong_20_Emphasis">Advanced Workflows</text:span></text:h>
      <text:h text:style-name="Heading_20_3" text:outline-level="3"><text:span text:style-name="Strong_20_Emphasis">1. Long-Running Feature Branches</text:span></text:h>
      <text:p text:style-name="Preformatted_20_Text"><text:span text:style-name="Source_20_Text"># Start major feature</text:span></text:p>
      <text:p text:style-name="Preformatted_20_Text"><text:span text:style-name="Source_20_Text">git checkout -b feature/stress-testing-module</text:span></text:p>
      <text:p text:style-name="Preformatted_20_Text"/>
      <text:p text:style-name="Preformatted_20_Text"><text:span text:style-name="Source_20_Text"># Work for days/weeks</text:span></text:p>
      <text:p text:style-name="Preformatted_20_Text"><text:span text:style-name="Source_20_Text"># Periodically sync with main:</text:span></text:p>
      <text:p text:style-name="Preformatted_20_Text"><text:span text:style-name="Source_20_Text">git checkout main</text:span></text:p>
      <text:p text:style-name="Preformatted_20_Text"><text:span text:style-name="Source_20_Text">git pull origin main</text:span></text:p>
      <text:p text:style-name="Preformatted_20_Text"><text:span text:style-name="Source_20_Text">git checkout feature/stress-testing-module</text:span></text:p>
      <text:p text:style-name="P1"><text:span text:style-name="Source_20_Text">git merge main <text:s/># Bring in latest changes from main</text:span></text:p>
      <text:h text:style-name="Heading_20_3" text:outline-level="3"><text:span text:style-name="Strong_20_Emphasis">2. Multiple Experiments from Same Base</text:span></text:h>
      <text:p text:style-name="Preformatted_20_Text"><text:span text:style-name="Source_20_Text"># Try different approaches to same problem</text:span></text:p>
      <text:p text:style-name="Preformatted_20_Text"><text:span text:style-name="Source_20_Text">git checkout -b experiment/dashboard-approach-a</text:span></text:p>
      <text:p text:style-name="Preformatted_20_Text"><text:span text:style-name="Source_20_Text"># Work on approach A</text:span></text:p>
      <text:p text:style-name="Preformatted_20_Text"/>
      <text:p text:style-name="Preformatted_20_Text"><text:span text:style-name="Source_20_Text">git checkout main <text:s/># Back to start</text:span></text:p>
      <text:p text:style-name="Preformatted_20_Text"><text:span text:style-name="Source_20_Text">git checkout -b experiment/dashboard-approach-b <text:s/></text:span></text:p>
      <text:p text:style-name="Preformatted_20_Text"><text:span text:style-name="Source_20_Text"># Work on approach B</text:span></text:p>
      <text:p text:style-name="Preformatted_20_Text"/>
      <text:p text:style-name="P1"><text:span text:style-name="Source_20_Text"># Compare both, pick winner, delete loser</text:span></text:p>
      <text:h text:style-name="Heading_20_3" text:outline-level="3"><text:span text:style-name="Strong_20_Emphasis">3. Backup Before Risky Merges</text:span></text:h>
      <text:p text:style-name="Preformatted_20_Text"><text:span text:style-name="Source_20_Text"># Before merging experimental work</text:span></text:p>
      <text:p text:style-name="Preformatted_20_Text"><text:span text:style-name="Source_20_Text">git checkout main</text:span></text:p>
      <text:p text:style-name="Preformatted_20_Text"><text:span text:style-name="Source_20_Text">git checkout -b backup/before-big-merge</text:span></text:p>
      <text:p text:style-name="Preformatted_20_Text"><text:span text:style-name="Source_20_Text">git checkout main</text:span></text:p>
      <text:p text:style-name="Preformatted_20_Text"><text:span text:style-name="Source_20_Text">git merge experiment/risky-feature</text:span></text:p>
      <text:p text:style-name="P1"><text:span text:style-name="Source_20_Text"># If disaster: git reset --hard backup/before-big-merge</text:span></text:p>
      <text:h text:style-name="Heading_20_2" text:outline-level="2">🆘 <text:span text:style-name="Strong_20_Emphasis">Emergency Recovery Commands</text:span></text:h>
      <text:h text:style-name="Heading_20_3" text:outline-level="3"><text:span text:style-name="Strong_20_Emphasis">"Oh No, I'm on Wrong Branch!"</text:span></text:h>
      <text:p text:style-name="Preformatted_20_Text"><text:span text:style-name="Source_20_Text">git stash <text:s/># Save current work temporarily</text:span></text:p>
      <text:p text:style-name="Preformatted_20_Text"><text:span text:style-name="Source_20_Text">git checkout correct-branch</text:span></text:p>
      <text:p text:style-name="P1"><text:span text:style-name="Source_20_Text">git stash pop <text:s/># Restore work on correct branch</text:span></text:p>
      <text:h text:style-name="Heading_20_3" text:outline-level="3"><text:span text:style-name="Strong_20_Emphasis">"I Want to Undo That Merge!"</text:span></text:h>
      <text:p text:style-name="Preformatted_20_Text"><text:span text:style-name="Source_20_Text">git log --oneline <text:s/># Find merge commit</text:span></text:p>
      <text:p text:style-name="P1"><text:span text:style-name="Source_20_Text">git reset --hard HEAD~1 <text:s/># Go back one commit (careful!)</text:span></text:p>
      <text:h text:style-name="Heading_20_3" text:outline-level="3"><text:soft-page-break/><text:span text:style-name="Strong_20_Emphasis">"Show Me Differences Between Branches"</text:span></text:h>
      <text:p text:style-name="Preformatted_20_Text"><text:span text:style-name="Source_20_Text">git diff main..feature/for-calculator <text:s/># See all changes</text:span></text:p>
      <text:p text:style-name="P1"><text:span text:style-name="Source_20_Text">git log main..feature/for-calculator <text:s text:c="2"/># See all commits</text:span></text:p>
      <text:h text:style-name="Heading_20_2" text:outline-level="2">🎯 <text:span text:style-name="Strong_20_Emphasis">Your Friday Night Branching Exercise</text:span></text:h>
      <text:p text:style-name="Text_20_body">Try this safe experiment right now:</text:p>
      <text:p text:style-name="Preformatted_20_Text"><text:span text:style-name="Source_20_Text"># 1. Create an experiment branch</text:span></text:p>
      <text:p text:style-name="Preformatted_20_Text"><text:span text:style-name="Source_20_Text">git checkout -b experiment/friday-night-test</text:span></text:p>
      <text:p text:style-name="Preformatted_20_Text"/>
      <text:p text:style-name="Preformatted_20_Text"><text:span text:style-name="Source_20_Text"># 2. Create a test file</text:span></text:p>
      <text:p text:style-name="Preformatted_20_Text"><text:span text:style-name="Source_20_Text">echo "This is my branching experiment!" &gt; test-file.txt</text:span></text:p>
      <text:p text:style-name="Preformatted_20_Text"><text:span text:style-name="Source_20_Text">git add test-file.txt</text:span></text:p>
      <text:p text:style-name="Preformatted_20_Text"><text:span text:style-name="Source_20_Text">git commit -m "Test commit on experiment branch"</text:span></text:p>
      <text:p text:style-name="Preformatted_20_Text"/>
      <text:p text:style-name="Preformatted_20_Text"><text:span text:style-name="Source_20_Text"># 3. Switch to main - file disappears!</text:span></text:p>
      <text:p text:style-name="Preformatted_20_Text"><text:span text:style-name="Source_20_Text">git checkout main</text:span></text:p>
      <text:p text:style-name="Preformatted_20_Text"><text:span text:style-name="Source_20_Text">ls <text:s/># Notice test-file.txt is gone</text:span></text:p>
      <text:p text:style-name="Preformatted_20_Text"/>
      <text:p text:style-name="Preformatted_20_Text"><text:span text:style-name="Source_20_Text"># 4. Switch back - file returns!</text:span></text:p>
      <text:p text:style-name="Preformatted_20_Text"><text:span text:style-name="Source_20_Text">git checkout experiment/friday-night-test <text:s/></text:span></text:p>
      <text:p text:style-name="Preformatted_20_Text"><text:span text:style-name="Source_20_Text">ls <text:s/># test-file.txt is back!</text:span></text:p>
      <text:p text:style-name="Preformatted_20_Text"/>
      <text:p text:style-name="Preformatted_20_Text"><text:span text:style-name="Source_20_Text"># 5. Clean up</text:span></text:p>
      <text:p text:style-name="Preformatted_20_Text"><text:span text:style-name="Source_20_Text">git checkout main</text:span></text:p>
      <text:p text:style-name="P1"><text:span text:style-name="Source_20_Text">git branch -D experiment/friday-night-test</text:span></text:p>
      <text:p text:style-name="Text_20_body"><text:span text:style-name="Strong_20_Emphasis">Magic!</text:span> You just experienced parallel universes in action.</text:p>
      <text:h text:style-name="Heading_20_2" text:outline-level="2">🌟 <text:span text:style-name="Strong_20_Emphasis">Why This Changes Everything for Your Project</text:span></text:h>
      <text:h text:style-name="Heading_20_3" text:outline-level="3"><text:span text:style-name="Strong_20_Emphasis">Before Branching Knowledge:</text:span></text:h>
      <text:list text:style-name="L5">
        <text:list-item>
          <text:p text:style-name="P10">Scared to make big changes </text:p>
        </text:list-item>
        <text:list-item>
          <text:p text:style-name="P10">Copy/paste backup files everywhere </text:p>
        </text:list-item>
        <text:list-item>
          <text:p text:style-name="P10">One mistake could destroy hours of work </text:p>
        </text:list-item>
        <text:list-item>
          <text:p text:style-name="P11">Hesitation kills experimentation </text:p>
        </text:list-item>
      </text:list>
      <text:h text:style-name="Heading_20_3" text:outline-level="3"><text:span text:style-name="Strong_20_Emphasis">After Branching Mastery:</text:span></text:h>
      <text:list text:style-name="L6">
        <text:list-item>
          <text:p text:style-name="P12"><text:span text:style-name="Strong_20_Emphasis">Experiment fearlessly</text:span> with any wild idea </text:p>
        </text:list-item>
        <text:list-item>
          <text:p text:style-name="P12"><text:span text:style-name="Strong_20_Emphasis">Test multiple approaches</text:span> to same problem </text:p>
        </text:list-item>
        <text:list-item>
          <text:p text:style-name="P12"><text:span text:style-name="Strong_20_Emphasis">Never lose working code</text:span> </text:p>
        </text:list-item>
        <text:list-item>
          <text:p text:style-name="P13"><text:span text:style-name="Strong_20_Emphasis">Confidence to make bold architectural decisions</text:span> </text:p>
        </text:list-item>
      </text:list>
      <text:p text:style-name="Text_20_body"><text:span text:style-name="Strong_20_Emphasis">For Project Prism specifically:</text:span> You can try radical improvements to your calculators, test different UI approaches, experiment with new algorithms - all while knowing your working system is always one <text:span text:style-name="Source_20_Text">git checkout main</text:span> away.</text:p>
      <text:p text:style-name="Text_20_body"><text:span text:style-name="Strong_20_Emphasis">This is the difference between cautious coding and fearless innovation!</text:span> 🚀</text:p>
      <text:p text:style-name="Text_20_body"><text:soft-page-break/>Ready to start experimenting with reckless abandon? Your main branch will always be there as your safety net!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23:11:54.145332739</meta:creation-date>
    <dc:date>2025-06-28T15:34:31.057425031</dc:date>
    <meta:editing-duration>PT2H23M5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6" meta:paragraph-count="175" meta:word-count="970" meta:character-count="6711" meta:non-whitespace-character-count="5676"/>
  </office:meta>
</office:document-meta>
</file>